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f5e" officeooo:paragraph-rsid="00065f5e"/>
    </style:style>
    <style:style style:name="P2" style:family="paragraph" style:parent-style-name="Standard">
      <style:text-properties officeooo:rsid="0007d48b" officeooo:paragraph-rsid="0007d48b"/>
    </style:style>
    <style:style style:name="P3" style:family="paragraph" style:parent-style-name="Standard">
      <style:text-properties officeooo:rsid="0007d48b" officeooo:paragraph-rsid="002613e7"/>
    </style:style>
    <style:style style:name="P4" style:family="paragraph" style:parent-style-name="Standard">
      <style:text-properties officeooo:rsid="000afb25" officeooo:paragraph-rsid="00101dff"/>
    </style:style>
    <style:style style:name="P5" style:family="paragraph" style:parent-style-name="Standard">
      <style:text-properties officeooo:rsid="000e7a35" officeooo:paragraph-rsid="000e7a35"/>
    </style:style>
    <style:style style:name="P6" style:family="paragraph" style:parent-style-name="Standard">
      <style:text-properties officeooo:rsid="001ea295" officeooo:paragraph-rsid="001ea295"/>
    </style:style>
    <style:style style:name="P7" style:family="paragraph" style:parent-style-name="Standard">
      <style:text-properties officeooo:rsid="001ea295" officeooo:paragraph-rsid="00203bb8"/>
    </style:style>
    <style:style style:name="P8" style:family="paragraph" style:parent-style-name="Standard">
      <style:text-properties officeooo:rsid="00203bb8" officeooo:paragraph-rsid="00203bb8"/>
    </style:style>
    <style:style style:name="P9" style:family="paragraph" style:parent-style-name="Standard">
      <style:text-properties officeooo:rsid="0021255f" officeooo:paragraph-rsid="0021255f"/>
    </style:style>
    <style:style style:name="P10" style:family="paragraph" style:parent-style-name="Standard">
      <style:text-properties officeooo:rsid="002235e4" officeooo:paragraph-rsid="002235e4"/>
    </style:style>
    <style:style style:name="P11" style:family="paragraph" style:parent-style-name="Standard">
      <style:text-properties officeooo:rsid="00238fa8" officeooo:paragraph-rsid="002235e4"/>
    </style:style>
    <style:style style:name="P12" style:family="paragraph" style:parent-style-name="Standard">
      <style:text-properties officeooo:rsid="00238fa8" officeooo:paragraph-rsid="00238fa8"/>
    </style:style>
    <style:style style:name="P13" style:family="paragraph" style:parent-style-name="Standard">
      <style:text-properties officeooo:rsid="00238fa8" officeooo:paragraph-rsid="0024f678"/>
    </style:style>
    <style:style style:name="P14" style:family="paragraph" style:parent-style-name="Standard">
      <style:text-properties officeooo:rsid="002613e7" officeooo:paragraph-rsid="002613e7"/>
    </style:style>
    <style:style style:name="P15" style:family="paragraph" style:parent-style-name="Standard" style:master-page-name="">
      <loext:graphic-properties draw:fill="none"/>
      <style:paragraph-properties fo:margin-left="0.5in" fo:margin-right="0in" fo:text-indent="-0.5in" style:auto-text-indent="false" style:page-number="auto" fo:background-color="transparent"/>
      <style:text-properties officeooo:rsid="0007d48b" officeooo:paragraph-rsid="0007d48b"/>
    </style:style>
    <style:style style:name="P16" style:family="paragraph" style:parent-style-name="Standard">
      <loext:graphic-properties draw:fill="none"/>
      <style:paragraph-properties fo:margin-left="0.5in" fo:margin-right="0in" fo:text-indent="-0.5in" style:auto-text-indent="false" fo:background-color="transparent"/>
      <style:text-properties officeooo:rsid="0007d48b" officeooo:paragraph-rsid="0007d48b"/>
    </style:style>
    <style:style style:name="P17" style:family="paragraph" style:parent-style-name="Standard">
      <loext:graphic-properties draw:fill="none"/>
      <style:paragraph-properties fo:margin-left="0.5in" fo:margin-right="0in" fo:text-indent="-0.5in" style:auto-text-indent="false" fo:background-color="transparent"/>
      <style:text-properties officeooo:rsid="000a32b6" officeooo:paragraph-rsid="000a32b6"/>
    </style:style>
    <style:style style:name="P18" style:family="paragraph" style:parent-style-name="Standard">
      <loext:graphic-properties draw:fill="none"/>
      <style:paragraph-properties fo:margin-left="0.5in" fo:margin-right="0in" fo:text-indent="-0.5in" style:auto-text-indent="false" fo:background-color="transparent"/>
      <style:text-properties officeooo:rsid="000afb25" officeooo:paragraph-rsid="000afb25"/>
    </style:style>
    <style:style style:name="P19" style:family="paragraph" style:parent-style-name="Standard">
      <loext:graphic-properties draw:fill="none"/>
      <style:paragraph-properties fo:margin-left="0.5in" fo:margin-right="0in" fo:text-indent="-0.5in" style:auto-text-indent="false" fo:background-color="transparent"/>
      <style:text-properties officeooo:rsid="000ccc66" officeooo:paragraph-rsid="000ccc66"/>
    </style:style>
    <style:style style:name="P20" style:family="paragraph" style:parent-style-name="Standard">
      <loext:graphic-properties draw:fill="none"/>
      <style:paragraph-properties fo:margin-left="0.5in" fo:margin-right="0in" fo:text-indent="-0.5in" style:auto-text-indent="false" fo:background-color="transparent"/>
      <style:text-properties officeooo:rsid="000f08ab" officeooo:paragraph-rsid="000f08ab"/>
    </style:style>
    <style:style style:name="P21" style:family="paragraph" style:parent-style-name="Standard">
      <loext:graphic-properties draw:fill="none"/>
      <style:paragraph-properties fo:margin-left="0.5in" fo:margin-right="0in" fo:text-indent="-0.5in" style:auto-text-indent="false" fo:background-color="transparent"/>
      <style:text-properties officeooo:rsid="000fbdeb" officeooo:paragraph-rsid="000fbdeb"/>
    </style:style>
    <style:style style:name="P22" style:family="paragraph" style:parent-style-name="Standard">
      <loext:graphic-properties draw:fill="none"/>
      <style:paragraph-properties fo:margin-left="0.5in" fo:margin-right="0in" fo:text-indent="-0.5in" style:auto-text-indent="false" fo:background-color="transparent"/>
      <style:text-properties officeooo:rsid="00133ef6" officeooo:paragraph-rsid="00133ef6"/>
    </style:style>
    <style:style style:name="P23" style:family="paragraph" style:parent-style-name="Standard">
      <loext:graphic-properties draw:fill="none"/>
      <style:paragraph-properties fo:margin-left="0.5in" fo:margin-right="0in" fo:text-indent="-0.5in" style:auto-text-indent="false" fo:background-color="transparent"/>
      <style:text-properties officeooo:rsid="00144d16" officeooo:paragraph-rsid="00144d16"/>
    </style:style>
    <style:style style:name="P24" style:family="paragraph" style:parent-style-name="Standard">
      <loext:graphic-properties draw:fill="none"/>
      <style:paragraph-properties fo:margin-left="0.5in" fo:margin-right="0in" fo:text-indent="-0.5in" style:auto-text-indent="false" fo:background-color="transparent"/>
      <style:text-properties officeooo:rsid="0014a8b3" officeooo:paragraph-rsid="0014a8b3"/>
    </style:style>
    <style:style style:name="P25" style:family="paragraph" style:parent-style-name="Standard">
      <loext:graphic-properties draw:fill="none"/>
      <style:paragraph-properties fo:margin-left="0.5in" fo:margin-right="0in" fo:text-indent="-0.5in" style:auto-text-indent="false" fo:background-color="transparent"/>
      <style:text-properties officeooo:rsid="0015c12b" officeooo:paragraph-rsid="0015c12b"/>
    </style:style>
    <style:style style:name="P26" style:family="paragraph" style:parent-style-name="Standard">
      <loext:graphic-properties draw:fill="none"/>
      <style:paragraph-properties fo:margin-left="0.5in" fo:margin-right="0in" fo:text-indent="-0.5in" style:auto-text-indent="false" fo:background-color="transparent"/>
      <style:text-properties officeooo:rsid="0016b2e4" officeooo:paragraph-rsid="0016b2e4"/>
    </style:style>
    <style:style style:name="P27" style:family="paragraph" style:parent-style-name="Standard">
      <loext:graphic-properties draw:fill="none"/>
      <style:paragraph-properties fo:margin-left="0.5in" fo:margin-right="0in" fo:text-indent="-0.5in" style:auto-text-indent="false" fo:background-color="transparent"/>
      <style:text-properties officeooo:rsid="0019ea5c" officeooo:paragraph-rsid="0019ea5c"/>
    </style:style>
    <style:style style:name="P28" style:family="paragraph" style:parent-style-name="Standard">
      <loext:graphic-properties draw:fill="none"/>
      <style:paragraph-properties fo:margin-left="0.5in" fo:margin-right="0in" fo:text-indent="-0.5in" style:auto-text-indent="false" fo:background-color="transparent"/>
      <style:text-properties officeooo:rsid="001ab4fc" officeooo:paragraph-rsid="001b185e"/>
    </style:style>
    <style:style style:name="T1" style:family="text">
      <style:text-properties officeooo:rsid="0007d48b"/>
    </style:style>
    <style:style style:name="T2" style:family="text">
      <style:text-properties officeooo:rsid="0009089a"/>
    </style:style>
    <style:style style:name="T3" style:family="text">
      <style:text-properties officeooo:rsid="000a32b6"/>
    </style:style>
    <style:style style:name="T4" style:family="text">
      <style:text-properties officeooo:rsid="000ccc66"/>
    </style:style>
    <style:style style:name="T5" style:family="text">
      <style:text-properties officeooo:rsid="000e7a35"/>
    </style:style>
    <style:style style:name="T6" style:family="text">
      <style:text-properties officeooo:rsid="000f08ab"/>
    </style:style>
    <style:style style:name="T7" style:family="text">
      <style:text-properties officeooo:rsid="000fbdeb"/>
    </style:style>
    <style:style style:name="T8" style:family="text">
      <style:text-properties officeooo:rsid="00101dff"/>
    </style:style>
    <style:style style:name="T9" style:family="text">
      <style:text-properties officeooo:rsid="0010f6ab"/>
    </style:style>
    <style:style style:name="T10" style:family="text">
      <style:text-properties officeooo:rsid="001260fe"/>
    </style:style>
    <style:style style:name="T11" style:family="text">
      <style:text-properties officeooo:rsid="0014a8b3"/>
    </style:style>
    <style:style style:name="T12" style:family="text">
      <style:text-properties officeooo:rsid="0015c12b"/>
    </style:style>
    <style:style style:name="T13" style:family="text">
      <style:text-properties officeooo:rsid="0017e852"/>
    </style:style>
    <style:style style:name="T14" style:family="text">
      <style:text-properties officeooo:rsid="001917aa"/>
    </style:style>
    <style:style style:name="T15" style:family="text">
      <style:text-properties officeooo:rsid="0019ea5c"/>
    </style:style>
    <style:style style:name="T16" style:family="text">
      <style:text-properties officeooo:rsid="001ab4fc"/>
    </style:style>
    <style:style style:name="T17" style:family="text">
      <style:text-properties officeooo:rsid="001b185e"/>
    </style:style>
    <style:style style:name="T18" style:family="text">
      <style:text-properties officeooo:rsid="001b207c"/>
    </style:style>
    <style:style style:name="T19" style:family="text">
      <style:text-properties officeooo:rsid="001cb5b3"/>
    </style:style>
    <style:style style:name="T20" style:family="text">
      <style:text-properties officeooo:rsid="001f2a33"/>
    </style:style>
    <style:style style:name="T21" style:family="text">
      <style:text-properties officeooo:rsid="00203bb8"/>
    </style:style>
    <style:style style:name="T22" style:family="text">
      <style:text-properties officeooo:rsid="00206c18"/>
    </style:style>
    <style:style style:name="T23" style:family="text">
      <style:text-properties officeooo:rsid="00238fa8"/>
    </style:style>
    <style:style style:name="T24" style:family="text">
      <style:text-properties officeooo:rsid="0024f678"/>
    </style:style>
    <style:style style:name="T25" style:family="text">
      <style:text-properties officeooo:rsid="00275969"/>
    </style:style>
    <style:style style:name="T26" style:family="text">
      <style:text-properties officeooo:rsid="002796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RF Bit Banger, by Daniel Marks KW4TI</text:p>
      <text:p text:style-name="P1"/>
      <text:p text:style-name="P1"/>
      <text:p text:style-name="P1"><text:span text:style-name="T1">Abstract: The RFBitBanger is a</text:span> CW (Morse Code) and simple digital HF transceiver that can be <text:span text:style-name="T5">improvised from commonly available parts</text:span>. <text:s/><text:span text:style-name="T1">It specifically eschews parts that may be </text:span><text:span text:style-name="T4">only readily available from specialized electronics suppliers (e.g. Digikey or Mouser) </text:span><text:span text:style-name="T1">a</text:span><text:span text:style-name="T5">nd</text:span><text:span text:style-name="T1"> proprietary </text:span><text:span text:style-name="T5">single source parts (except the ATMEGA328P) </text:span><text:span text:style-name="T1">in favor of simple parts with generic versions that are widely available. <text:s text:c="2"/>It is designed to be </text:span></text:p>
      <text:p text:style-name="P1"/>
      <text:p text:style-name="P4"><text:span text:style-name="T5">Note: </text:span>If you intend to use this at a time where other resources may not be available, print these instructions and keep them with your RF Bit Banger. <text:s/><text:span text:style-name="T5">You are responsible for obtaining any license required by your government to broadcast needed to use this equipment, amateur radio or otherwise. <text:s/>You are responsible for proper operation of this equipment and </text:span><text:span text:style-name="T9">your</text:span><text:span text:style-name="T5"> compliance with any telecommunications regulations of your government.</text:span></text:p>
      <text:p text:style-name="P1"/>
      <text:p text:style-name="P2">Parts:</text:p>
      <text:p text:style-name="P2"/>
      <text:p text:style-name="P15">1.<text:tab/>ATMEGA328P microcontroller. <text:s/>It may also be built to use an Arduino Nano or Arduino Uno as well.</text:p>
      <text:p text:style-name="P16">2.<text:tab/>LM358 operational amplifier.</text:p>
      <text:p text:style-name="P16">3.<text:tab/>LM386 audio amplifier.</text:p>
      <text:p text:style-name="P27">4.<text:tab/>LM7805 regulator.</text:p>
      <text:p text:style-name="P19"><text:span text:style-name="T15">5</text:span>.<text:tab/>HC44780 LCD. <text:s/><text:span text:style-name="T8">These are common 2X20 alphanumeric displays.</text:span></text:p>
      <text:p text:style-name="P16"><text:span text:style-name="T15">6</text:span>.<text:tab/>16 MHz HC-49 crystal if Arduino Nano/Uno is not used.</text:p>
      <text:p text:style-name="P16"><text:span text:style-name="T15">7</text:span>.<text:tab/>A crystal for the frequency of use, for example, 3.579545 MHz or 3.686<text:span text:style-name="T4">4</text:span> MHz for the 80 meter band, or 7.023 MHz, 7.030 MHz, or 7.15909 <text:span text:style-name="T5">MHz </text:span>for the 40 meter band.</text:p>
      <text:p text:style-name="P16"><text:span text:style-name="T15">8</text:span>.<text:tab/>Q2 is a S9018 transistor, however, a 2N3904 <text:span text:style-name="T2">or 2N2222 </text:span>may be used instead. <text:s/><text:span text:style-name="T11">The basic requirement is 250-1000 MHz transition frequency, minimum 50 mA collector current.</text:span></text:p>
      <text:p text:style-name="P16"><text:span text:style-name="T15">9</text:span>.<text:tab/>Q1, Q3, Q5, Q6, and Q7 and SS8050 transistors, however, 2N4401 or 2N2222 may be used instead. <text:s/><text:span text:style-name="T3"><text:s/></text:span><text:span text:style-name="T11">The basic requirement is 100-300 MHz transition frequency, minimum 600 mA collector current, power dissipation 1 W minimum. <text:s/>If the power dissipation requirement can not be met then power supply voltage may be reduced to lower output power.</text:span></text:p>
      <text:p text:style-name="P16"><text:span text:style-name="T15">10</text:span>.<text:tab/>Q4 is a S8050 transistor, but a 2N3904 <text:span text:style-name="T2">or 2N2222 </text:span>may be used instead, <text:span text:style-name="T11">with the same requirements of Q1, Q3, Q5, Q6, and Q7.</text:span></text:p>
      <text:p text:style-name="P17"><text:span text:style-name="T4">1</text:span><text:span text:style-name="T15">1</text:span>.<text:tab/>Two 10k potentiometers.</text:p>
      <text:p text:style-name="P21">1<text:span text:style-name="T15">2</text:span>.<text:tab/>6 mm momentary closed push buttons, though these can be easily improvised.</text:p>
      <text:p text:style-name="P17">1<text:span text:style-name="T15">3</text:span>.<text:tab/>A small 8 ohm audio speaker, ¼ watt.</text:p>
      <text:p text:style-name="P24">1<text:span text:style-name="T15">4</text:span>.<text:tab/>A straight key if you wish to manually send code.</text:p>
      <text:p text:style-name="P17">1<text:span text:style-name="T15">5</text:span>.<text:tab/>Type 2 or type 6 powdered iron inductor cores, for example T37-2, T50-2, T37-6, or T50-6 <text:span text:style-name="T11">for L7 and L8</text:span>. <text:s/><text:span text:style-name="T5">Also, thin wire, preferably magnet wire, to wind inductors. <text:s/></text:span><text:span text:style-name="T6">Air wound inductors could also be used in a pinch, </text:span><text:span text:style-name="T7">which requires somewhat stiffer and larger diameter wire to maintain shape.</text:span></text:p>
      <text:p text:style-name="P23"><text:span text:style-name="T15">16</text:span>.<text:tab/>Small <text:span text:style-name="T11">toroidal </text:span>RF chokes can be used for <text:span text:style-name="T11">L1, L2, L3,</text:span> <text:span text:style-name="T11">L4 L5, L6, L9, which can be 5-10 turns on a small ferrite core. <text:s/>These can be scrounged sometimes from ferrites used for common-mode chokes in power supplies or clamp-on ferrites used on cables.</text:span></text:p>
      <text:p text:style-name="P18">1<text:span text:style-name="T15">7</text:span>.<text:tab/>2 W 51 ohm load resistors for the reflection bridge. <text:s/><text:span text:style-name="T4">Four ¼ watt</text:span></text:p>
      <text:p text:style-name="P20">1<text:span text:style-name="T15">8</text:span>.<text:tab/>Various values of ¼ watt resistor<text:span text:style-name="T9">s, mostly 100, 1k, 10k, and 100k ohms.</text:span></text:p>
      <text:p text:style-name="P20">1<text:span text:style-name="T15">9</text:span>.<text:tab/>10 nF, 100 nF, and 1000 pF and less ceramic capacitors, 50 V m<text:span text:style-name="T12">inimum.</text:span></text:p>
      <text:p text:style-name="P25"><text:span text:style-name="T15">20</text:span>.<text:tab/>10 uF and 100 uF electrolytic capacitors, 25 V minimum.</text:p>
      <text:p text:style-name="P20"><text:soft-page-break/><text:span text:style-name="T12">2</text:span><text:span text:style-name="T16">1</text:span>. <text:tab/><text:span text:style-name="T9">Diodes such as 1N4148 and 1N4001/1N4007. <text:s/>1N5711 is specified for the reflection bridge </text:span><text:span text:style-name="T10">for D11, D12 </text:span><text:span text:style-name="T9">but 1N4148 could be used in a pinch with reduced sensitivity.</text:span></text:p>
      <text:p text:style-name="P22"><text:span text:style-name="T12">2</text:span><text:span text:style-name="T16">2</text:span>.<text:tab/>Pin headers and/or pin header sockets if you use the PCB.</text:p>
      <text:p text:style-name="P26">2<text:span text:style-name="T16">3</text:span>.<text:tab/>For the PCB, a barrel jack for input power, and 5 mm terminal blocks for <text:span text:style-name="T13">input power, key input, </text:span><text:span text:style-name="T14">antenna output, and speaker output.</text:span></text:p>
      <text:p text:style-name="P28">24.<text:tab/>As a power source, it is highly recommended to use a battery or <text:span text:style-name="T17">a </text:span>solar panel. <text:s/>It may be plugged into <text:span text:style-name="T18">a </text:span>mains <text:span text:style-name="T18">power supply</text:span>, however, being a direct conversion receiver, it is highly susceptible to <text:span text:style-name="T17">noise introduced into the power by the power supply caused by the local oscillator power exciting mixing products in the rectifying junctions of the power supply. <text:s/>Since this device may be used in situations where mains power may be unreliable or unavailable, having an alternative power source is probably wise.</text:span></text:p>
      <text:p text:style-name="P28"/>
      <text:p text:style-name="P28"/>
      <text:p text:style-name="P5">Assembly:</text:p>
      <text:p text:style-name="P5"/>
      <text:p text:style-name="P5">Gerber files are provided for a 100 by 100 mm two-sided PCB. <text:s/>However, all of the components are through hole, and it can be assembled point-to-point on a perforated breadboard. <text:s/>However, lead lengths between the components in the RF section (crystal oscillator <text:span text:style-name="T19">and</text:span> amplifier) should be kept very short, tied together with their leads <text:span text:style-name="T19">where</text:span> possible. <text:s/>They can also be assembled dead-bug style on copper clad.</text:p>
      <text:p text:style-name="P5"/>
      <text:p text:style-name="P5"/>
      <text:p text:style-name="P8">Differences between the 40 m and 80 m band <text:span text:style-name="T26">construction.</text:span></text:p>
      <text:p text:style-name="P6"/>
      <text:p text:style-name="P6">The 40 m band has the following values <text:span text:style-name="T22">for C11 and C12: 100 pF. <text:s/>For the filters, the component values are</text:span> C28=C31=220 pF, C29=680 pF, L7=L8=1.35 uH. <text:s/>A<text:span text:style-name="T20">n air core inductor with 12.5 mm diameter, 12.5 mm length, and 13 turns is approximately 1.35 uH. <text:s text:c="2"/>A T37-2 core requires 18 turns, a T37-6 requires 21 turns, a T50-2 requires 16 turns, and a T50-6 requires 18 turns, a T68-2 requires 15 turns, and a T68-6 requires 17 turns.</text:span></text:p>
      <text:p text:style-name="P6"/>
      <text:p text:style-name="P7">The 80 m band has the following values <text:span text:style-name="T22">for</text:span> <text:s/><text:span text:style-name="T21">C11 and C12: 220 pF. <text:s/>For the filters, the component values are</text:span> C28=C31=390 pF, C29=1200 pF, L7=L8=2.6 uH. <text:s/><text:span text:style-name="T20">An air core inductor with 16 mm diameter, 16 mm length, and 16 turns is approximately 2.6 uH. <text:s text:c="2"/>A T37-2 requires 26 turns, a T37-6 requires 30 turns, a T50-2 requires 23 turns, a T</text:span><text:span text:style-name="T21">50</text:span><text:span text:style-name="T20">-6 requires 26 turns, a T68-2 requires </text:span><text:span text:style-name="T21">22 turns, and a T68-6 requires 24 turns. <text:s/></text:span></text:p>
      <text:p text:style-name="P6"/>
      <text:p text:style-name="P9">In an emergency, the filter can be bypassed using the jumper around JP4 if the correct components can not be obtained or the filter is not working properly. <text:s/>However, this will produce harmonics that are likely to interfere with other amateur radio bands which may irritate your amateur radio neighbors, and is also probably not compliant with the harmonic attenuation required of transmitters in your jurisdiction. <text:s/>Nevertheless, it is an option that may be required under sufficiently urgent situations.</text:p>
      <text:p text:style-name="P9"/>
      <text:p text:style-name="P9"/>
      <text:p text:style-name="P10">A makeshift antenna</text:p>
      <text:p text:style-name="P10"/>
      <text:p text:style-name="P10">An antenna can be easily made from a length of wire slightly less than a quarter wavelength at the band of use. <text:s/>For the 80 meter band, this is approximately 18 to 19 m long (59 to 65 feet), and for the 40 m band it is 8.5 m to 9.5 m long (28-31 feet). <text:s text:c="2"/>This wire is inserted into the antenna terminal of the transmitter. <text:s text:c="2"/>This wire should be erected with its end as high as possible <text:span text:style-name="T23">from the ground </text:span>away from <text:soft-page-break/>other metallic objects. <text:s text:c="2"/>For example, a high tree branch can be a good support for the end of the antenna. <text:s/>A second wire is attached to “ground”. <text:s text:c="2"/>An ideal ground would be a large number (10 or more) of long wires radiating away from the transmitter on the ground. <text:s/>However, this may be difficult to set up. <text:s/>An alternative would be a large metallic object such as a vehicle, a metal garage or shed door, <text:span text:style-name="T23">gutter piping, etc. <text:s text:c="2"/>A short wire (less than 1 meter / 3 feet) should be connected between the ground terminal of the transmitter and the metallic object. <text:s/>An alligator clip or other spring clip may be used to affix the end of the wire to the object as long it touches the metal and not a paint layer.</text:span></text:p>
      <text:p text:style-name="P10"/>
      <text:p text:style-name="P12">The antenna must be tuned within about <text:span text:style-name="T25">2-3</text:span>% of the correct length to efficiently transmit. <text:s/>Because that is hard to do <text:span text:style-name="T25">by guessing</text:span>, and because the optimal antenna length can be slightly influenced by the environment, a reflection bridge has been included on the transmitter to aid with finding the antenna length. </text:p>
      <text:p text:style-name="P11"/>
      <text:p text:style-name="P12"/>
      <text:p text:style-name="P10">Using the reflec<text:span text:style-name="T23">tion bridge.</text:span></text:p>
      <text:p text:style-name="P10"/>
      <text:p text:style-name="P12">JP1 and JP2 are two jumper blocks that select if the reflection bridge is to be used. <text:s/>It should not be used for normal transmit operation as it will significantly reduce the transmitted power. <text:s/>JP1 and JP2 should be in the “TRANSMIT” positions during normal operation. <text:s/>When testing the antenna, move JP1 and JP2 to the “TEST” positions. </text:p>
      <text:p text:style-name="P12"/>
      <text:p text:style-name="P13">The light emitted diode D13 lights up brightly when the radio is transmitting and the antenna is efficiently radiating. <text:s text:c="2"/><text:span text:style-name="T24">Test the reflection bridge by connecting a 50 or 51 ohm, 2 W resistor as the “dummy” load to the antenna terminals. <text:s/>Transmit into the load. <text:s/>If the transmitter and reflection bridge are working properly, the LED should brightly light. <text:s/>This provides an idea of approximately the level of brightness of the LED an ideally configured antenna would produce.</text:span></text:p>
      <text:p text:style-name="P13"/>
      <text:p text:style-name="P13">To tune the antenna, start with the antenna wire longer than the expected. <text:s/>The antenna must be erected <text:span text:style-name="T24">to obtain a useful reading from the reflection bridge. <text:s/>Test the antenna by attempting to transmit. <text:s/>Most likely, the LED will not glow much. <text:s text:c="2"/>Disconnect the antenna wire from the transmitter, shorten it about 5 cm at a time by clipping the wire, reconnect the new end into the transmitter, and transmit again. <text:s/>As the wire is shortened, it should become a more efficient radiator and the LED should gradually get brighter. <text:s/>Reattach the dummy load if you need to check to see how the level of brightness from the antenna compares to the dummy load. <text:s text:c="2"/>The antenna may not be able to light up the LED quite as brightly as the dummy load, but the levels should be comparable. <text:s/></text:span></text:p>
      <text:p text:style-name="P13"/>
      <text:p text:style-name="P14">After using the reflection bridge, make sure JP1 and JP2 are restored to the transmit position.</text:p>
      <text:p text:style-name="P3"/>
      <text:p text:style-name="P2"/>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9T22:14:06.575000000</meta:creation-date>
    <dc:date>2021-10-10T01:32:32.566000000</dc:date>
    <meta:editing-duration>PT1H15M</meta:editing-duration>
    <meta:editing-cycles>31</meta:editing-cycles>
    <meta:generator>LibreOffice/7.1.3.2$Windows_X86_64 LibreOffice_project/47f78053abe362b9384784d31a6e56f8511eb1c1</meta:generator>
    <meta:document-statistic meta:table-count="0" meta:image-count="0" meta:object-count="0" meta:page-count="3" meta:paragraph-count="42" meta:word-count="1549" meta:character-count="8890" meta:non-whitespace-character-count="7310"/>
  </office:meta>
</office:document-meta>
</file>